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7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5752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18M44.086S">
            <text:p>11:18:44.0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18M44.137S">
            <text:p>11:18:44.1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18M44.187S">
            <text:p>11:18:44.1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18M44.24S">
            <text:p>11:18:44.2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18M44.287S">
            <text:p>11:18:44.2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18M44.34S">
            <text:p>11:18:44.3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18M44.388S">
            <text:p>11:18:44.3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18M44.44S">
            <text:p>11:18:44.4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18M44.488S">
            <text:p>11:18:44.4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18M44.54S">
            <text:p>11:18:44.5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18M44.59S">
            <text:p>11:18:44.5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18M44.492S">
            <text:p>11:18:44.4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18M44.092S">
            <text:p>11:18:44.0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18M44.641S">
            <text:p>11:18:44.6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18M44.444S">
            <text:p>11:18:44.4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18M44.69S">
            <text:p>11:18:44.6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18M44.392S">
            <text:p>11:18:44.3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18M44.744S">
            <text:p>11:18:44.7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18M44.796S">
            <text:p>11:18:44.8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18M44.291S">
            <text:p>11:18:44.2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18M44.244S">
            <text:p>11:18:44.2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18M44.844S">
            <text:p>11:18:44.8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18M44.191S">
            <text:p>11:18:44.1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18M44.344S">
            <text:p>11:18:44.3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18M44.897S">
            <text:p>11:18:44.9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18M44.945S">
            <text:p>11:18:44.9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18M44.142S">
            <text:p>11:18:44.1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18M44.997S">
            <text:p>11:18:45.0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18M45.046S">
            <text:p>11:18:45.0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18M44.749S">
            <text:p>11:18:44.7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18M44.73S">
            <text:p>11:18:44.73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18M44.675S">
            <text:p>11:18:44.68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471">
            <text:p>47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18M44.695S">
            <text:p>11:18:44.7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18M44.631S">
            <text:p>11:18:44.63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18M44.645S">
            <text:p>11:18:44.6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18M44.619S">
            <text:p>11:18:44.62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18M44.594S">
            <text:p>11:18:44.5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733">
            <text:p>73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18M45.168S">
            <text:p>11:18:45.17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18M45.181S">
            <text:p>11:18:45.1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18M45.343S">
            <text:p>11:18:45.34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18M44.545S">
            <text:p>11:18:44.5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18M45.161S">
            <text:p>11:18:45.1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18M45.08S">
            <text:p>11:18:45.08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18M45.147S">
            <text:p>11:18:45.15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18M45.063S">
            <text:p>11:18:45.0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18M45.43S">
            <text:p>11:18:45.43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18M45.442S">
            <text:p>11:18:45.4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18M45.001S">
            <text:p>11:18:45.0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18M45.053S">
            <text:p>11:18:45.0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18M44.949S">
            <text:p>11:18:44.9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18M44.991S">
            <text:p>11:18:44.99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610">
            <text:p>61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18M44.899S">
            <text:p>11:18:44.90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794">
            <text:p>79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18M45.537S">
            <text:p>11:18:45.5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18M45.357S">
            <text:p>11:18:45.3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18M45.759S">
            <text:p>11:18:45.7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18M45.368S">
            <text:p>11:18:45.3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18M44.885S">
            <text:p>11:18:44.89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1027">
            <text:p>102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18M44.849S">
            <text:p>11:18:44.8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18M44.831S">
            <text:p>11:18:44.83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18M44.841S">
            <text:p>11:18:44.84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18M44.8S">
            <text:p>11:18:44.8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18M45.602S">
            <text:p>11:18:45.60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18M45.59S">
            <text:p>11:18:45.5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18M45.523S">
            <text:p>11:18:45.5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18M45.973S">
            <text:p>11:18:45.97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18M45.46S">
            <text:p>11:18:45.4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18M45.394S">
            <text:p>11:18:45.3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18M46.018S">
            <text:p>11:18:46.0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18M45.329S">
            <text:p>11:18:45.3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18M45.219S">
            <text:p>11:18:45.22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857">
            <text:p>85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18M46.041S">
            <text:p>11:18:46.0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18M46.077S">
            <text:p>11:18:46.0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18M44.901S">
            <text:p>11:18:44.9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1210">
            <text:p>121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18M45.694S">
            <text:p>11:18:45.69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18M45.71S">
            <text:p>11:18:45.7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18M46.123S">
            <text:p>11:18:46.12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18M45.785S">
            <text:p>11:18:45.7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18M46.136S">
            <text:p>11:18:46.1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18M46.161S">
            <text:p>11:18:46.1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18M46.002S">
            <text:p>11:18:46.0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18M46.199S">
            <text:p>11:18:46.2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18M45.924S">
            <text:p>11:18:45.9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18M45.939S">
            <text:p>11:18:45.94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18M45.949S">
            <text:p>11:18:45.95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18M46.309S">
            <text:p>11:18:46.31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18M45.958S">
            <text:p>11:18:45.9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18M46.064S">
            <text:p>11:18:46.0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18M46.327S">
            <text:p>11:18:46.33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18M45.989S">
            <text:p>11:18:45.9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18M46.372S">
            <text:p>11:18:46.3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18M46.373S">
            <text:p>11:18:46.3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18M46.356S">
            <text:p>11:18:46.3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18M46.423S">
            <text:p>11:18:46.4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18M45.913S">
            <text:p>11:18:45.91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18M46.295S">
            <text:p>11:18:46.3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18M46.447S">
            <text:p>11:18:46.45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18M46.112S">
            <text:p>11:18:46.1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18M46.465S">
            <text:p>11:18:46.4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18M46.493S">
            <text:p>11:18:46.4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18M46.536S">
            <text:p>11:18:46.5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18M45.478S">
            <text:p>11:18:45.48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1826">
            <text:p>1826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18M45.467S">
            <text:p>11:18:45.47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861">
            <text:p>1861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18M47.306S">
            <text:p>11:18:47.31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18M47.342S">
            <text:p>11:18:47.3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18M47.349S">
            <text:p>11:18:47.35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18M47.354S">
            <text:p>11:18:47.35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18M47.33S">
            <text:p>11:18:47.33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18M47.368S">
            <text:p>11:18:47.37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18M47.373S">
            <text:p>11:18:47.37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18M47.378S">
            <text:p>11:18:47.3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18M45.367S">
            <text:p>11:18:45.37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109">
            <text:p>210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18M47.478S">
            <text:p>11:18:47.48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18M47.517S">
            <text:p>11:18:47.52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18M47.524S">
            <text:p>11:18:47.52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18M47.528S">
            <text:p>11:18:47.5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18M45.78S">
            <text:p>11:18:45.7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849">
            <text:p>184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18M47.63S">
            <text:p>11:18:47.6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18M47.665S">
            <text:p>11:18:47.6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18M47.672S">
            <text:p>11:18:47.6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18M47.676S">
            <text:p>11:18:47.6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18M46.1S">
            <text:p>11:18:46.10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1865">
            <text:p>1865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18M46.169S">
            <text:p>11:18:46.1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1812">
            <text:p>1812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18M47.966S">
            <text:p>11:18:47.97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18M48.001S">
            <text:p>11:18:48.00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18M48.007S">
            <text:p>11:18:48.01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18M48.011S">
            <text:p>11:18:48.01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18M47.982S">
            <text:p>11:18:47.9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18M48.025S">
            <text:p>11:18:48.0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18M48.031S">
            <text:p>11:18:48.0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18M48.035S">
            <text:p>11:18:48.0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18M46.003S">
            <text:p>11:18:46.00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046">
            <text:p>2046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18M46.145S">
            <text:p>11:18:46.15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1912">
            <text:p>1912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18M48.05S">
            <text:p>11:18:48.05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18M48.087S">
            <text:p>11:18:48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18M48.094S">
            <text:p>11:18:48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18M48.098S">
            <text:p>11:18:48.10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18M48.058S">
            <text:p>11:18:48.06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18M48.11S">
            <text:p>11:18:48.1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18M46.057S">
            <text:p>11:18:46.0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060">
            <text:p>2060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18M48.118S">
            <text:p>11:18:48.12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18M48.125S">
            <text:p>11:18:48.13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18M46.078S">
            <text:p>11:18:46.0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062">
            <text:p>2062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18M48.12S">
            <text:p>11:18:48.1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18M48.17S">
            <text:p>11:18:48.1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18M48.177S">
            <text:p>11:18:48.1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18M48.181S">
            <text:p>11:18:48.1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18M48.141S">
            <text:p>11:18:48.1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18M48.19S">
            <text:p>11:18:48.1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18M48.196S">
            <text:p>11:18:48.2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18M48.2S">
            <text:p>11:18:48.2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18M46.41S">
            <text:p>11:18:46.4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819">
            <text:p>181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18M46.184S">
            <text:p>11:18:46.1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061">
            <text:p>2061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18M46.444S">
            <text:p>11:18:46.4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1813">
            <text:p>1813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18M48.231S">
            <text:p>11:18:48.2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18M46.219S">
            <text:p>11:18:46.2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052">
            <text:p>2052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18M48.266S">
            <text:p>11:18:48.2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18M48.276S">
            <text:p>11:18:48.2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18M48.28S">
            <text:p>11:18:48.2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18M48.247S">
            <text:p>11:18:48.2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18M48.313S">
            <text:p>11:18:48.3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18M48.319S">
            <text:p>11:18:48.3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18M48.273S">
            <text:p>11:18:48.2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18M48.324S">
            <text:p>11:18:48.3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18M48.328S">
            <text:p>11:18:48.3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18M48.259S">
            <text:p>11:18:48.2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18M48.345S">
            <text:p>11:18:48.3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18M48.35S">
            <text:p>11:18:48.3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18M48.349S">
            <text:p>11:18:48.3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18M48.357S">
            <text:p>11:18:48.3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18M48.361S">
            <text:p>11:18:48.3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18M46.348S">
            <text:p>11:18:46.35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053">
            <text:p>2053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18M48.403S">
            <text:p>11:18:48.40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18M48.439S">
            <text:p>11:18:48.4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18M48.445S">
            <text:p>11:18:48.45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18M48.45S">
            <text:p>11:18:48.45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18M46.401S">
            <text:p>11:18:46.4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113">
            <text:p>2113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18M46.553S">
            <text:p>11:18:46.5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1964">
            <text:p>1964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18M46.372S">
            <text:p>11:18:46.3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149">
            <text:p>214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18M46.475S">
            <text:p>11:18:46.48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061">
            <text:p>2061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18M48.523S">
            <text:p>11:18:48.5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18M48.577S">
            <text:p>11:18:48.5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18M48.586S">
            <text:p>11:18:48.59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18M48.59S">
            <text:p>11:18:48.5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18M46.503S">
            <text:p>11:18:46.5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098">
            <text:p>2098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18M48.515S">
            <text:p>11:18:48.5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18M48.606S">
            <text:p>11:18:48.6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18M48.537S">
            <text:p>11:18:48.54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18M48.615S">
            <text:p>11:18:48.6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18M48.621S">
            <text:p>11:18:48.6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18M48.62S">
            <text:p>11:18:48.62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18M48.52S">
            <text:p>11:18:48.5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18M48.631S">
            <text:p>11:18:48.63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18M48.634S">
            <text:p>11:18:48.6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18M48.643S">
            <text:p>11:18:48.6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18M48.647S">
            <text:p>11:18:48.6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18M48.651S">
            <text:p>11:18:48.6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18M48.603S">
            <text:p>11:18:48.6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18M48.671S">
            <text:p>11:18:48.6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18M48.678S">
            <text:p>11:18:48.6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18M48.683S">
            <text:p>11:18:48.6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36:19.34</dc:date>
    <meta:document-statistic meta:table-count="1" meta:cell-count="1407" meta:object-count="0"/>
    <meta:generator>OpenOffice.org/3.2$Win32 OpenOffice.org_project/320m12$Build-9483</meta:generator>
  </office:meta>
</office:document-meta>
</file>